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C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C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uchet MS2" fo:language="en" fo:country="US" style:font-name-asian="ヒラギノ角ゴ Pro W31"/>
    </style:style>
    <style:style style:name="P10" style:family="paragraph" style:parent-style-name="Standard">
      <style:text-properties style:font-name="Trebuchet MS" fo:language="en" fo:country="US" style:font-name-asian="ヒラギノ角ゴ Pro W31"/>
    </style:style>
    <style:style style:name="P11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6" style:family="paragraph" style:parent-style-name="Standard" style:master-page-name="First_20_Page">
      <style:paragraph-properties style:page-number="auto"/>
      <style:text-properties fo:language="en" fo:country="US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style:text-autospace="none"/>
    </style:style>
    <style:style style:name="P30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end" fo:text-indent="0cm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Arial"/>
    </style:style>
    <style:style style:name="T3" style:family="text">
      <style:text-properties style:font-name="Arial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7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8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9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/>
      <text:p text:style-name="P5"><draw:frame text:anchor-type="char" draw:z-index="6" draw:style-name="gr4" draw:text-style-name="P27" svg:width="11.346cm" svg:height="4.527cm" svg:x="-0.009cm" svg:y="0.157cm"><draw:text-box><text:p text:style-name="P27"><text:span text:style-name="T8">Flying Hamburger Events UG • Schrödersweg 27 • 22453 Hamburg</text:span></text:p><text:p><text:span text:style-name="T9"/></text:p><text:p><text:span text:style-name="T10"/></text:p><text:p><text:span text:style-name="T11">@company_contact_name;noquote@</text:span></text:p><text:p><text:span text:style-name="T12">@address_line1;noquote@</text:span></text:p><text:p text:style-name="P27"><text:span text:style-name="T10"/></text:p><text:p><text:span text:style-name="T12">@address_postal_code;noquote@ @address_city;noquote@</text:span></text:p><text:p text:style-name="P29"><text:span text:style-name="T11">@country_name;noquote@</text:span></text:p><text:p text:style-name="P29"><text:span text:style-name="T11"/></text:p><text:p text:style-name="P30"><text:span text:style-name="T13"/></text:p></draw:text-box></draw:frame></text:p>
      <text:p text:style-name="P5"/>
      <text:p text:style-name="P10"/>
      <text:p text:style-name="P5"/>
      <text:p text:style-name="P5"/>
      <text:p text:style-name="P5"/>
      <text:p text:style-name="P5"/>
      <text:p text:style-name="P20"/>
      <text:p text:style-name="P10"/>
      <text:p text:style-name="P10"/>
      <text:p text:style-name="P10"><draw:frame text:anchor-type="char" draw:z-index="7" draw:style-name="gr5" draw:text-style-name="P32" svg:width="4.128cm" svg:height="0.354cm" svg:x="12.116cm" svg:y="0.37cm"><draw:text-box><text:p text:style-name="P31"><text:span text:style-name="T14">@invoice_date_pretty;noquote@</text:span></text:p></draw:text-box></draw:frame></text:p>
      <text:p text:style-name="P9"/>
      <text:p text:style-name="P8">Invoice <text:span text:style-name="T4">@invoice_nr;noquote@</text:span></text:p>
      <text:p text:style-name="P7"><text:s/></text:p>
      <text:p text:style-name="P7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4">Delivery Date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<text:s/></text:p>
            </table:table-cell>
            <table:table-cell table:style-name="Tabelle1.C1" office:value-type="string">
              <text:p text:style-name="P21">Net Amount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3" office:value-type="string">
            <text:p text:style-name="P13">Total Amount</text:p>
          </table:table-cell>
          <table:table-cell table:style-name="Tabelle1.A3" office:value-type="string">
            <text:p text:style-name="P12"/>
          </table:table-cell>
          <table:table-cell table:style-name="Tabelle1.C3" office:value-type="string">
            <text:p text:style-name="P13">@total_due_pretty;noquote@ €</text:p>
          </table:table-cell>
        </table:table-row>
      </table:table>
      <text:p text:style-name="P3"/>
      <text:p text:style-name="P4">Ausweis ohne Mehrwertsteuer – Differenzbesteuerung nach §25 UStG.</text:p>
      <text:p text:style-name="P4"/>
      <text:p text:style-name="P4">Invoice excludes VAT due to §25 UStG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9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9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<text:line-break/>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3-03T11:06:42</dc:date>
    <meta:generator>OpenOffice/4.1.1$Unix OpenOffice.org_project/411m6$Build-9775</meta:generator>
    <meta:editing-duration>PT2H24M25S</meta:editing-duration>
    <meta:editing-cycles>62</meta:editing-cycles>
    <dc:creator>Malte Sussdorff</dc:creator>
    <meta:document-statistic meta:table-count="2" meta:image-count="0" meta:object-count="0" meta:page-count="1" meta:paragraph-count="28" meta:word-count="68" meta:character-count="609"/>
  </office:meta>
</office:document-meta>
</file>